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493cm" svg:height="2.413cm" svg:x="6.715cm" svg:y="1.635cm">
          <text:p text:style-name="P1">Input paired FASTQ </text:p>
          <text:p text:style-name="P1">(eg. sra file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4.064cm" svg:x="7.215cm" svg:y="5.429cm">
          <text:p text:style-name="P1">Clean up FASTQ file </text:p>
          <text:p text:style-name="P1">with clean_pair-R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461cm" svg:y1="4.048cm" svg:x2="10.39cm" svg:y2="5.429cm" draw:start-shape="id1" draw:start-glue-point="2" draw:end-shape="id2" svg:d="M10461 4048v690h-71v691" svg:viewBox="0 0 72 1382">
          <text:p/>
        </draw:connector>
        <draw:custom-shape draw:style-name="gr1" draw:text-style-name="P1" xml:id="id3" draw:id="id3" draw:layer="layout" svg:width="8.382cm" svg:height="4.875cm" svg:x="6.207cm" svg:y="10.603cm">
          <text:p text:style-name="P1">Convert FASTQ to FASTA</text:p>
          <text:p text:style-name="P1">and take random subset</text:p>
          <text:p text:style-name="P1">(eg. 1.5 million reads)</text:p>
          <text:p text:style-name="P1">using fastq2fast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39cm" svg:y1="9.493cm" svg:x2="10.398cm" svg:y2="10.603cm" draw:start-shape="id2" draw:end-shape="id3" svg:d="M10390 9493v555h8v555" svg:viewBox="0 0 9 1111">
          <text:p/>
        </draw:connector>
        <draw:custom-shape draw:style-name="gr1" draw:text-style-name="P1" xml:id="id4" draw:id="id4" draw:layer="layout" svg:width="5.096cm" svg:height="2.54cm" svg:x="2.016cm" svg:y="16.367cm">
          <text:p text:style-name="P1">check quality with </text:p>
          <text:p text:style-name="P1">fastq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112cm" svg:y1="17.637cm" svg:x2="10.398cm" svg:y2="17.573cm" draw:start-shape="id4" draw:start-glue-point="1" draw:end-shape="id5" draw:end-glue-point="0" svg:d="M7112 17637l3286-64" svg:viewBox="0 0 3287 65">
          <text:p/>
        </draw:connector>
        <draw:custom-shape draw:style-name="gr1" draw:text-style-name="P1" xml:id="id6" draw:id="id6" draw:layer="layout" svg:width="5.334cm" svg:height="5.334cm" svg:x="7.731cm" svg:y="19.669cm">
          <text:p text:style-name="P1">use as input for</text:p>
          <text:p text:style-name="P1">RepeatExplorer</text:p>
          <draw:enhanced-geometry svg:viewBox="0 0 21600 21600" draw:type="rectangle" draw:enhanced-path="M 0 0 L 21600 0 21600 21600 0 21600 0 0 Z N"/>
        </draw:custom-shape>
        <draw:connector draw:style-name="gr2" draw:text-style-name="P1" xml:id="id5" draw:id="id5" draw:layer="layout" svg:x1="10.398cm" svg:y1="15.478cm" svg:x2="10.398cm" svg:y2="19.669cm" draw:start-shape="id3" draw:end-shape="id6" svg:d="M10398 15478v4191" svg:viewBox="0 0 1 41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rensburge </meta:initial-creator>
    <meta:creation-date>2014-06-03T11:44:30.498452171</meta:creation-date>
    <dc:date>2014-06-03T11:54:15.382100796</dc:date>
    <dc:creator>parensburge </dc:creator>
    <meta:editing-duration>P0D</meta:editing-duration>
    <meta:editing-cycles>1</meta:editing-cycles>
    <meta:document-statistic meta:object-count="9"/>
    <meta:generator>LibreOffice/4.2.3.3$Linux_X86_64 LibreOffice_project/420m0$Build-3</meta:generator>
  </office:meta>
</office:document-meta>
</file>